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table:formula="of:=100 - SUM([.A2:.B2])" office:value-type="float" office:value="0.280000000000001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table:formula="of:=12597-[.E2]" office:value-type="float" office:value="35" calcext:value-type="float">
            <text:p>35</text:p>
          </table:table-cell>
          <table:table-cell office:value-type="float" office:value="0.0163149833679" calcext:value-type="float">
            <text:p>0,0163149834</text:p>
          </table:table-cell>
          <table:table-cell office:value-type="float" office:value="26.4248270988" calcext:value-type="float">
            <text:p>26,424827098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table:formula="of:=100 - SUM([.A3:.B3])" office:value-type="float" office:value="0.239999999999995" calcext:value-type="float">
            <text:p>0,24</text:p>
          </table:table-cell>
          <table:table-cell/>
          <table:table-cell office:value-type="float" office:value="12567" calcext:value-type="float">
            <text:p>12567</text:p>
          </table:table-cell>
          <table:table-cell table:formula="of:=12597-[.E3]" office:value-type="float" office:value="30" calcext:value-type="float">
            <text:p>30</text:p>
          </table:table-cell>
          <table:table-cell office:value-type="float" office:value="0.0182309150696" calcext:value-type="float">
            <text:p>0,0182309151</text:p>
          </table:table-cell>
          <table:table-cell office:value-type="float" office:value="25.0750751495" calcext:value-type="float">
            <text:p>25,075075149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formula="of:=100 - SUM([.A4:.B4])" office:value-type="float" office:value="0.280000000000001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0.0161938667297" calcext:value-type="float">
            <text:p>0,0161938667</text:p>
          </table:table-cell>
          <table:table-cell office:value-type="float" office:value="25.0904769897" calcext:value-type="float">
            <text:p>25,090476989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formula="of:=100 - SUM([.A5:.B5])" office:value-type="float" office:value="0.340000000000003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68080329895" calcext:value-type="float">
            <text:p>0,016808033</text:p>
          </table:table-cell>
          <table:table-cell office:value-type="float" office:value="25.1040709019" calcext:value-type="float">
            <text:p>25,104070901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table:formula="of:=100 - SUM([.A6:.B6])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0.0161287784576" calcext:value-type="float">
            <text:p>0,0161287785</text:p>
          </table:table-cell>
          <table:table-cell office:value-type="float" office:value="25.0695149899" calcext:value-type="float">
            <text:p>25,069514989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table:formula="of:=100 - SUM([.A7:.B7])" office:value-type="float" office:value="0.370000000000005" calcext:value-type="float">
            <text:p>0,37</text:p>
          </table:table-cell>
          <table:table-cell/>
          <table:table-cell office:value-type="float" office:value="12551" calcext:value-type="float">
            <text:p>12551</text:p>
          </table:table-cell>
          <table:table-cell table:formula="of:=12597-[.E7]" office:value-type="float" office:value="46" calcext:value-type="float">
            <text:p>46</text:p>
          </table:table-cell>
          <table:table-cell office:value-type="float" office:value="0.016294002533" calcext:value-type="float">
            <text:p>0,0162940025</text:p>
          </table:table-cell>
          <table:table-cell office:value-type="float" office:value="25.0874950886" calcext:value-type="float">
            <text:p>25,087495088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0.0166261196136" calcext:value-type="float">
            <text:p>0,0166261196</text:p>
          </table:table-cell>
          <table:table-cell office:value-type="float" office:value="25.1053929329" calcext:value-type="float">
            <text:p>25,105392932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/>
          <table:table-cell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0.0163011550903" calcext:value-type="float">
            <text:p>0,0163011551</text:p>
          </table:table-cell>
          <table:table-cell office:value-type="float" office:value="25.0214319229" calcext:value-type="float">
            <text:p>25,021431922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table:formula="of:=100 - SUM([.A10:.B10])" office:value-type="float" office:value="0.299999999999997" calcext:value-type="float">
            <text:p>0,3</text:p>
          </table:table-cell>
          <table:table-cell/>
          <table:table-cell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0.0163960456848" calcext:value-type="float">
            <text:p>0,0163960457</text:p>
          </table:table-cell>
          <table:table-cell office:value-type="float" office:value="25.0061709881" calcext:value-type="float">
            <text:p>25,006170988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table:formula="of:=100 - SUM([.A11:.B11])" office:value-type="float" office:value="0.280000000000001" calcext:value-type="float">
            <text:p>0,28</text:p>
          </table:table-cell>
          <table:table-cell/>
          <table:table-cell office:value-type="float" office:value="12563" calcext:value-type="float">
            <text:p>12563</text:p>
          </table:table-cell>
          <table:table-cell table:formula="of:=12597-[.E11]" office:value-type="float" office:value="34" calcext:value-type="float">
            <text:p>34</text:p>
          </table:table-cell>
          <table:table-cell office:value-type="float" office:value="0.0164358615875" calcext:value-type="float">
            <text:p>0,0164358616</text:p>
          </table:table-cell>
          <table:table-cell office:value-type="float" office:value="25.0024731159" calcext:value-type="float">
            <text:p>25,0024731159</text:p>
          </table:table-cell>
          <table:table-cell/>
        </table:table-row>
        <table:table-row table:style-name="ro1">
          <table:table-cell/>
          <table:table-cell table:formula="of:=AVERAGE([.B2:.B11])" office:value-type="float" office:value="99.697" calcext:value-type="float">
            <text:p>99,697</text:p>
          </table:table-cell>
          <table:table-cell table:formula="of:=AVERAGE([.C2:.C11])" office:value-type="float" office:value="0.303" calcext:value-type="float">
            <text:p>0,303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0.01657297611235" calcext:value-type="float">
            <text:p>0,0165729761</text:p>
          </table:table-cell>
          <table:table-cell table:formula="of:=SUM([.H2:.H11])/10" office:value-type="float" office:value="25.19869291782" calcext:value-type="float">
            <text:p>25,1986929178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1" calcext:value-type="float">
            <text:p>5844,1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83" calcext:value-type="float">
            <text:p>678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1" calcext:value-type="float">
            <text:p>5844,1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746" calcext:value-type="float">
            <text:p>67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6" calcext:value-type="float">
            <text:p>18,6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624" calcext:value-type="float">
            <text:p>662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4.1" calcext:value-type="float">
            <text:p>5844,1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9" calcext:value-type="float">
            <text:p>6714,9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27400344551" calcext:value-type="float">
            <text:p>0,9968274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11:38.5103752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5:05:14.030670488</meta:creation-date>
    <dc:date>2018-01-17T15:11:59.012265415</dc:date>
    <meta:editing-duration>PT19M10S</meta:editing-duration>
    <meta:editing-cycles>6</meta:editing-cycles>
    <meta:generator>LibreOffice/5.1.6.2$Linux_X86_64 LibreOffice_project/10m0$Build-2</meta:generator>
    <meta:document-statistic meta:table-count="1" meta:cell-count="165" meta:object-count="0"/>
  </office:meta>
</office:document-meta>
</file>